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13" style:family="table-column">
      <style:table-column-properties fo:break-before="auto" style:column-width="20.75pt"/>
    </style:style>
    <style:style style:name="co14" style:family="table-column">
      <style:table-column-properties fo:break-before="auto" style:column-width="84.3pt"/>
    </style:style>
    <style:style style:name="co15" style:family="table-column">
      <style:table-column-properties fo:break-before="auto" style:column-width="168.6pt"/>
    </style:style>
    <style:style style:name="co16" style:family="table-column">
      <style:table-column-properties fo:break-before="auto" style:column-width="54pt"/>
    </style:style>
    <style:style style:name="co17" style:family="table-column">
      <style:table-column-properties fo:break-before="auto" style:column-width="152.9pt"/>
    </style:style>
    <style:style style:name="co18" style:family="table-column">
      <style:table-column-properties fo:break-before="auto" style:column-width="148.76pt"/>
    </style:style>
    <style:style style:name="co19" style:family="table-column">
      <style:table-column-properties fo:break-before="auto" style:column-width="153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8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209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210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211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21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2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2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22" style:family="table-cell" style:parent-style-name="Default">
      <style:table-cell-properties fo:background-color="#9999cc" fo:border="0.06pt solid #000000"/>
    </style:style>
    <style:style style:name="ce223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24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25" style:family="table-cell" style:parent-style-name="Default">
      <style:table-cell-properties fo:background-color="#6699cc" fo:border="0.06pt solid #000000"/>
    </style:style>
    <style:style style:name="ce226" style:family="table-cell" style:parent-style-name="Default">
      <style:table-cell-properties fo:background-color="#cc9999" fo:border="0.06pt solid #000000"/>
    </style:style>
    <style:style style:name="ce227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28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29" style:family="table-cell" style:parent-style-name="Default">
      <style:table-cell-properties fo:background-color="#99cc66" fo:border="0.06pt solid #000000"/>
    </style:style>
    <style:style style:name="ce230" style:family="table-cell" style:parent-style-name="Default">
      <style:table-cell-properties fo:background-color="#cc6699" fo:border="0.06pt solid #000000"/>
    </style:style>
    <style:style style:name="ce231" style:family="table-cell" style:parent-style-name="Default">
      <style:table-cell-properties fo:background-color="#66cc99" fo:border="0.06pt solid #000000"/>
    </style:style>
    <style:style style:name="ce2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2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23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8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2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4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4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2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24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4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24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4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24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4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25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25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2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2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25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2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25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25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25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26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2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fo:background-color="#dddddd" fo:border="0.06pt solid #000000"/>
    </style:style>
    <style:style style:name="ce263" style:family="table-cell" style:parent-style-name="Default">
      <style:table-cell-properties fo:background-color="#dddddd" fo:border="0.06pt solid #000000"/>
      <style:text-properties fo:color="#ff3333"/>
    </style:style>
    <style:style style:name="ce2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dddddd" fo:border="0.06pt solid #000000"/>
      <style:text-properties fo:color="#ff6600"/>
    </style:style>
    <style:style style:name="ce266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68" style:family="table-cell" style:parent-style-name="Default">
      <style:table-cell-properties fo:background-color="#ffffcc" fo:border="0.06pt solid #000000"/>
    </style:style>
    <style:style style:name="ce69" style:family="table-cell" style:parent-style-name="Default">
      <style:table-cell-properties fo:background-color="#ccffff" fo:border="0.06pt solid #000000"/>
    </style:style>
    <style:style style:name="ce70" style:family="table-cell" style:parent-style-name="Default">
      <style:table-cell-properties fo:background-color="#ffcc99" fo:border="0.06pt solid #000000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271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ffffcc" fo:border="0.06pt solid #000000"/>
      <style:text-properties style:font-name="Liberation Sans" fo:font-size="8pt" style:font-name-asian="Tahoma" style:font-size-asian="8pt" style:font-name-complex="FreeSans" style:font-size-complex="8pt"/>
    </style:style>
    <style:style style:name="ce274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7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8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1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2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3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284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5" style:family="table-cell" style:parent-style-name="Default" style:data-style-name="N123"/>
    <style:style style:name="ce28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8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9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1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2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3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294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5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6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7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8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9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300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1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2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3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4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5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6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7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6" style:family="table-cell" style:parent-style-name="Default">
      <style:text-properties style:font-name="Liberation Mono" style:font-name-asian="WenQuanYi Micro Hei" style:font-name-complex="Lohit Devanagari"/>
    </style:style>
    <style:style style:name="ce117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18" style:family="table-cell" style:parent-style-name="Default">
      <style:table-cell-properties fo:border="0.06pt solid #000000"/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19" style:family="table-cell" style:parent-style-name="Default">
      <style:table-cell-properties fo:border="0.06pt solid #000000"/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05" office:value-type="string" calcext:value-type="string">
            <text:p>Mod Category</text:p>
          </table:table-cell>
          <table:table-cell table:style-name="ce205" office:value-type="string" calcext:value-type="string">
            <text:p>Mod Name</text:p>
          </table:table-cell>
          <table:table-cell table:style-name="ce233" office:value-type="string" calcext:value-type="string">
            <text:p>5.0.0(MC-1.12.2)</text:p>
          </table:table-cell>
          <table:table-cell table:style-name="ce233" office:value-type="string" calcext:value-type="string">
            <text:p>Runs</text:p>
          </table:table-cell>
          <table:table-cell table:style-name="ce233" office:value-type="string" calcext:value-type="string">
            <text:p>Jar</text:p>
          </table:table-cell>
          <table:table-cell table:style-name="ce233" office:value-type="string" calcext:value-type="string">
            <text:p>🔗</text:p>
          </table:table-cell>
          <table:table-cell table:style-name="ce261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Ferreusveritas</text:p>
          </table:table-cell>
          <table:table-cell table:style-name="ce222" office:value-type="string" calcext:value-type="string">
            <text:p>Cathedral</text:p>
          </table:table-cell>
          <table:table-cell table:style-name="ce234" office:value-type="string" calcext:value-type="string">
            <text:p>1.12.2-1.9.9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athedral/files" xlink:type="simple">🔗</text:a></text:p>
          </table:table-cell>
          <table:table-cell table:style-name="ce262" office:value-type="string" calcext:value-type="string">
            <text:p>Replaces Basalt</text:p>
          </table:table-cell>
        </table:table-row>
        <table:table-row table:style-name="ro1">
          <table:covered-table-cell table:style-name="ce2"/>
          <table:table-cell table:style-name="ce222" office:value-type="string" calcext:value-type="string">
            <text:p>Computercraft-WebModem</text:p>
          </table:table-cell>
          <table:table-cell table:style-name="ce234" office:value-type="string" calcext:value-type="string">
            <text:p>1.12.2-2020.3.2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ComputerCraft-WebServer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2" office:value-type="string" calcext:value-type="string">
            <text:p>Dynamic Trees</text:p>
          </table:table-cell>
          <table:table-cell table:style-name="ce234" office:value-type="string" calcext:value-type="string">
            <text:p>1.12.2-0.9.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2" office:value-type="string" calcext:value-type="string">
            <text:p>RF Rotors</text:p>
          </table:table-cell>
          <table:table-cell table:style-name="ce234" office:value-type="string" calcext:value-type="string">
            <text:p>In progress</text:p>
          </table:table-cell>
          <table:table-cell table:style-name="ce252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8" office:value-type="string" calcext:value-type="string">
            <text:p><text:a xlink:href="https://github.com/ferreusveritas/RFRotors" xlink:type="simple">🔗</text:a></text:p>
          </table:table-cell>
          <table:table-cell table:style-name="ce262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3" office:value-type="string" calcext:value-type="string">
            <text:p>StarGarden</text:p>
          </table:table-cell>
          <table:table-cell table:style-name="ce234" office:value-type="string" calcext:value-type="string">
            <text:p>1.12.2-1.1.6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StarGarden" xlink:type="simple">🔗</text:a></text:p>
          </table:table-cell>
          <table:table-cell table:style-name="ce262" office:value-type="string" calcext:value-type="string">
            <text:p>Contains server specific tweaks and items</text:p>
          </table:table-cell>
        </table:table-row>
        <table:table-row table:style-name="ro1">
          <table:covered-table-cell/>
          <table:table-cell table:style-name="ce223" office:value-type="string" calcext:value-type="string">
            <text:p>Magic Cracker Factory</text:p>
          </table:table-cell>
          <table:table-cell table:style-name="ce234" office:value-type="string" calcext:value-type="string">
            <text:p>1.12.2-0.4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MagicCrackerFactory" xlink:type="simple">🔗</text:a></text:p>
          </table:table-cell>
          <table:table-cell table:style-name="ce262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3" office:value-type="string" calcext:value-type="string">
            <text:p>Warp Book</text:p>
          </table:table-cell>
          <table:table-cell table:style-name="ce234" office:value-type="string" calcext:value-type="string">
            <text:p>1.12.2-3.2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warp-book/files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3" office:value-type="string" calcext:value-type="string">
            <text:p>Unifine</text:p>
          </table:table-cell>
          <table:table-cell table:style-name="ce234" office:value-type="string" calcext:value-type="string">
            <text:p>0.0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Unifine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3" office:value-type="string" calcext:value-type="string">
            <text:p>Nomisma</text:p>
          </table:table-cell>
          <table:table-cell table:style-name="ce234" office:value-type="string" calcext:value-type="string">
            <text:p>1.12.2-0.1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nomisma/files" xlink:type="simple">🔗</text:a></text:p>
          </table:table-cell>
          <table:table-cell table:style-name="ce262" office:value-type="string" calcext:value-type="string">
            <text:p>General purpose currency</text:p>
          </table:table-cell>
        </table:table-row>
        <table:table-row table:style-name="ro1">
          <table:table-cell table:style-name="ce208" office:value-type="string" calcext:value-type="string" table:number-columns-spanned="1" table:number-rows-spanned="7">
            <text:p>CoFH Mods</text:p>
          </table:table-cell>
          <table:table-cell table:style-name="ce224" office:value-type="string" calcext:value-type="string">
            <text:p>Thermal Dynamics</text:p>
          </table:table-cell>
          <table:table-cell table:style-name="ce235" office:value-type="string" calcext:value-type="string">
            <text:p>1.12.2-2.5.5.2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Thermal Expansion</text:p>
          </table:table-cell>
          <table:table-cell table:style-name="ce236" office:value-type="string" calcext:value-type="string">
            <text:p>1.12.2-5.5.4.4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263"/>
        </table:table-row>
        <table:table-row table:style-name="ro1">
          <table:covered-table-cell table:style-name="ce209"/>
          <table:table-cell table:style-name="ce225" office:value-type="string" calcext:value-type="string">
            <text:p>Thermal Foundation</text:p>
          </table:table-cell>
          <table:table-cell table:style-name="ce236" office:value-type="string" calcext:value-type="string">
            <text:p>1.12.2-2.6.3.2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Redstone Arsenal</text:p>
          </table:table-cell>
          <table:table-cell table:style-name="ce236" office:value-type="string" calcext:value-type="string">
            <text:p>1.12.2-2.6.3.18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Redstone Flux</text:p>
          </table:table-cell>
          <table:table-cell table:style-name="ce236" office:value-type="string" calcext:value-type="string">
            <text:p>1.12-2.1.0.6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CoFH Core</text:p>
          </table:table-cell>
          <table:table-cell table:style-name="ce236" office:value-type="string" calcext:value-type="string">
            <text:p>1.12.2-4.6.3.2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fhcore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CoFH World</text:p>
          </table:table-cell>
          <table:table-cell table:style-name="ce236" office:value-type="string" calcext:value-type="string">
            <text:p>1.12.2-1.3.1.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fh-world/files" xlink:type="simple">🔗</text:a></text:p>
          </table:table-cell>
          <table:table-cell table:style-name="ce262"/>
        </table:table-row>
        <table:table-row table:style-name="ro1">
          <table:table-cell table:style-name="ce210" office:value-type="string" calcext:value-type="string" table:number-columns-spanned="1" table:number-rows-spanned="10">
            <text:p>Project Red Mods</text:p>
          </table:table-cell>
          <table:table-cell table:style-name="ce226" office:value-type="string" calcext:value-type="string">
            <text:p>ProjectRed Base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262"/>
        </table:table-row>
        <table:table-row table:style-name="ro1">
          <table:covered-table-cell table:style-name="ce211"/>
          <table:table-cell table:style-name="ce227" office:value-type="string" calcext:value-type="string">
            <text:p>ProjectRed Fabrication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262"/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Integration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262"/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Lighting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262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MtTJPCore</text:p>
          </table:table-cell>
          <table:table-cell table:style-name="ce238" office:value-type="string" calcext:value-type="string">
            <text:p>1.12.2-2.1.4.4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rtjpcore/files" xlink:type="simple">🔗</text:a></text:p>
          </table:table-cell>
          <table:table-cell table:style-name="ce262" office:value-type="string" calcext:value-type="string">
            <text:p>Needed for Project Red</text:p>
          </table:table-cell>
        </table:table-row>
        <table:table-row table:style-name="ro1">
          <table:covered-table-cell table:style-name="ce212"/>
          <table:table-cell table:style-name="ce228" office:value-type="string" calcext:value-type="string">
            <text:p>CodeChicken Lib</text:p>
          </table:table-cell>
          <table:table-cell table:style-name="ce239" office:value-type="string" calcext:value-type="string">
            <text:p>1.12.2-3.2.3.358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262" office:value-type="string" calcext:value-type="string">
            <text:p>Needed for Project Red</text:p>
          </table:table-cell>
        </table:table-row>
        <table:table-row table:style-name="ro1">
          <table:covered-table-cell table:style-name="ce212"/>
          <table:table-cell table:style-name="ce228" office:value-type="string" calcext:value-type="string">
            <text:p>ForgeMultipart</text:p>
          </table:table-cell>
          <table:table-cell table:style-name="ce239" office:value-type="string" calcext:value-type="string">
            <text:p>1.12.2-2.6.2.8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262" office:value-type="string" calcext:value-type="string">
            <text:p>Needed for Project Red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Mechanical</text:p>
          </table:table-cell>
          <table:table-cell table:style-name="ce240"/>
          <table:table-cell table:style-name="ce253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9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262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World</text:p>
          </table:table-cell>
          <table:table-cell table:style-name="ce240"/>
          <table:table-cell table:style-name="ce253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9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262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Compat</text:p>
          </table:table-cell>
          <table:table-cell table:style-name="ce241"/>
          <table:table-cell table:style-name="ce254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60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262"/>
        </table:table-row>
        <table:table-row table:style-name="ro1">
          <table:table-cell table:style-name="ce9" office:value-type="string" calcext:value-type="string" table:number-columns-spanned="1" table:number-rows-spanned="45">
            <text:p>Misc Mods</text:p>
          </table:table-cell>
          <table:table-cell table:style-name="ce229" office:value-type="string" calcext:value-type="string">
            <text:p>Adventurer’s Toolbox</text:p>
          </table:table-cell>
          <table:table-cell table:style-name="ce242" office:value-type="string" calcext:value-type="string">
            <text:p>0.2.1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adventurers-toolbox/files" xlink:type="simple">🔗</text:a></text:p>
          </table:table-cell>
          <table:table-cell table:style-name="ce262" office:value-type="string" calcext:value-type="string">
            <text:p>Adds a much cooler way to create tools and weapons</text:p>
          </table:table-cell>
        </table:table-row>
        <table:table-row table:style-name="ro1">
          <table:covered-table-cell table:style-name="ce9"/>
          <table:table-cell table:style-name="ce229" office:value-type="string" calcext:value-type="string">
            <text:p>AutoRegLib</text:p>
          </table:table-cell>
          <table:table-cell table:style-name="ce242" office:value-type="string" calcext:value-type="string">
            <text:p>1.3-3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autoreglib/files" xlink:type="simple">🔗</text:a></text:p>
          </table:table-cell>
          <table:table-cell table:style-name="ce262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BetterFoliage</text:p>
          </table:table-cell>
          <table:table-cell table:style-name="ce242" office:value-type="string" calcext:value-type="string">
            <text:p>MC1.12-2.2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Biomes O’ Plenty</text:p>
          </table:table-cell>
          <table:table-cell table:style-name="ce242" office:value-type="string" calcext:value-type="string">
            <text:p>1.12.2-7.0.1.244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Bookshelf</text:p>
          </table:table-cell>
          <table:table-cell table:style-name="ce242" office:value-type="string" calcext:value-type="string">
            <text:p>1.12.2-2.3.59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bookshelf/files" xlink:type="simple">🔗</text:a></text:p>
          </table:table-cell>
          <table:table-cell table:style-name="ce262" office:value-type="string" calcext:value-type="string">
            <text:p>Library required by Enchanting Plus</text:p>
          </table:table-cell>
        </table:table-row>
        <table:table-row table:style-name="ro1">
          <table:covered-table-cell table:style-name="ce9"/>
          <table:table-cell table:style-name="ce229" office:value-type="string" calcext:value-type="string">
            <text:p>ChickenASM</text:p>
          </table:table-cell>
          <table:table-cell table:style-name="ce243" office:value-type="string" calcext:value-type="string">
            <text:p>1.12-1.0.2.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://chickenbones.net/maven/codechicken/ChickenASM/" xlink:type="simple">🔗</text:a></text:p>
          </table:table-cell>
          <table:table-cell table:style-name="ce262" office:value-type="string" calcext:value-type="string">
            <text:p>Downloaded automatically</text:p>
          </table:table-cell>
        </table:table-row>
        <table:table-row table:style-name="ro1">
          <table:covered-table-cell table:style-name="ce9"/>
          <table:table-cell table:style-name="ce229" office:value-type="string" calcext:value-type="string">
            <text:p>ChickenChunks</text:p>
          </table:table-cell>
          <table:table-cell table:style-name="ce243" office:value-type="string" calcext:value-type="string">
            <text:p>1.12.2-2.4.2.7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Chisel</text:p>
          </table:table-cell>
          <table:table-cell table:style-name="ce243" office:value-type="string" calcext:value-type="string">
            <text:p>MC1.12.2-1.0.1.4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hisel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Chococraft</text:p>
          </table:table-cell>
          <table:table-cell table:style-name="ce243" office:value-type="string" calcext:value-type="string">
            <text:p>1.12.2-0.9.8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hococraft-3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CC-Tweaked</text:p>
          </table:table-cell>
          <table:table-cell table:style-name="ce243" office:value-type="string" calcext:value-type="string">
            <text:p>1.12.2-1.86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CTM</text:p>
          </table:table-cell>
          <table:table-cell table:style-name="ce243" office:value-type="string" calcext:value-type="string">
            <text:p>MC1.12.2-1.0.1.3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tm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Davincis Vessels</text:p>
          </table:table-cell>
          <table:table-cell table:style-name="ce243" office:value-type="string" calcext:value-type="string">
            <text:p>1.12-6.34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davincis-vessels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DrCyanosLootableBodies</text:p>
          </table:table-cell>
          <table:table-cell table:style-name="ce241" office:value-type="string" calcext:value-type="string">
            <text:p>1.12-2.4.0</text:p>
          </table:table-cell>
          <table:table-cell table:style-name="ce254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minecraft.curseforge.com/projects/drcyanos-lootable-bodies/files" xlink:type="simple">🔗</text:a></text:p>
          </table:table-cell>
          <table:table-cell table:style-name="ce262" office:value-type="string" calcext:value-type="string">
            <text:p>Discontinued. Too buggy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DynamicSurroundings</text:p>
          </table:table-cell>
          <table:table-cell table:style-name="ce243" office:value-type="string" calcext:value-type="string">
            <text:p>1.12.2-3.6.0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DynamicSurroundingsHuds</text:p>
          </table:table-cell>
          <table:table-cell table:style-name="ce243" office:value-type="string" calcext:value-type="string">
            <text:p>1.12.2-3.6.0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dynamic-surroundings-huds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Dynamic Trees BoP</text:p>
          </table:table-cell>
          <table:table-cell table:style-name="ce243" office:value-type="string" calcext:value-type="string">
            <text:p>1.12.2-1.4.1e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dtbop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Dynamic Trees PHC</text:p>
          </table:table-cell>
          <table:table-cell table:style-name="ce243" office:value-type="string" calcext:value-type="string">
            <text:p>1.12.2-1.4.1e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DynamicTrees-PHC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Enchanting Plus</text:p>
          </table:table-cell>
          <table:table-cell table:style-name="ce243" office:value-type="string" calcext:value-type="string">
            <text:p>1.12.2-5.0.179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EnderStorage</text:p>
          </table:table-cell>
          <table:table-cell table:style-name="ce243" office:value-type="string" calcext:value-type="string">
            <text:p>1.12.2-2.4.6.13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Exotic Birds</text:p>
          </table:table-cell>
          <table:table-cell table:style-name="ce243" office:value-type="string" calcext:value-type="string">
            <text:p>1.12.2-3.1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exotic-birds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Foamflower</text:p>
          </table:table-cell>
          <table:table-cell table:style-name="ce242" office:value-type="string" calcext:value-type="string">
            <text:p>1.12.2-1.0.0.0-beta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foamflower/files" xlink:type="simple">🔗</text:a></text:p>
          </table:table-cell>
          <table:table-cell table:style-name="ce262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Forgelin</text:p>
          </table:table-cell>
          <table:table-cell table:style-name="ce242" office:value-type="string" calcext:value-type="string">
            <text:p>1.8.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shadowfacts-forgelin/files" xlink:type="simple">🔗</text:a></text:p>
          </table:table-cell>
          <table:table-cell table:style-name="ce262" office:value-type="string" calcext:value-type="string">
            <text:p>Library required by Better Foliage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Gravestone</text:p>
          </table:table-cell>
          <table:table-cell table:style-name="ce242" office:value-type="string" calcext:value-type="string">
            <text:p>1.10.3-fv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gravestone-mod" xlink:type="simple">🔗</text:a></text:p>
          </table:table-cell>
          <table:table-cell table:style-name="ce262" office:value-type="string" calcext:value-type="string">
            <text:p>Hacked by Ferreusveritas. Replaces DrCyanosLootableBodies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Hwyla</text:p>
          </table:table-cell>
          <table:table-cell table:style-name="ce242" office:value-type="string" calcext:value-type="string">
            <text:p>1.8.26-B41_1.12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hwyla/files" xlink:type="simple">🔗</text:a></text:p>
          </table:table-cell>
          <table:table-cell table:style-name="ce262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Inspirations</text:p>
          </table:table-cell>
          <table:table-cell table:style-name="ce243" office:value-type="string" calcext:value-type="string">
            <text:p>1.12.2-0.2.9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Just Enough Dimensions</text:p>
          </table:table-cell>
          <table:table-cell table:style-name="ce243" office:value-type="string" calcext:value-type="string">
            <text:p>1.12.2-1.6.0-dev.20191019.17264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Malisis Core</text:p>
          </table:table-cell>
          <table:table-cell table:style-name="ce243" office:value-type="string" calcext:value-type="string">
            <text:p>1.12.2-6.5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Malisis Doors</text:p>
          </table:table-cell>
          <table:table-cell table:style-name="ce243" office:value-type="string" calcext:value-type="string">
            <text:p>1.12.2-7.3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Malisis Blocks</text:p>
          </table:table-cell>
          <table:table-cell table:style-name="ce244" office:value-type="string" calcext:value-type="string">
            <text:p>1.12.2-6.1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Mantle</text:p>
          </table:table-cell>
          <table:table-cell table:style-name="ce244" office:value-type="string" calcext:value-type="string">
            <text:p>1.12-1.3.3.55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ntle/files" xlink:type="simple">🔗</text:a></text:p>
          </table:table-cell>
          <table:table-cell table:style-name="ce262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Metal Chests</text:p>
          </table:table-cell>
          <table:table-cell table:style-name="ce244" office:value-type="string" calcext:value-type="string">
            <text:p>v6.1.0+mc1.12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etalchests/files" xlink:type="simple">🔗</text:a></text:p>
          </table:table-cell>
          <table:table-cell table:style-name="ce262" office:value-type="string" calcext:value-type="string">
            <text:p>Replaces Iron Chests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Mo' Bends</text:p>
          </table:table-cell>
          <table:table-cell table:style-name="ce243" office:value-type="string" calcext:value-type="string">
            <text:p>1.12-0.2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o-bends/files" xlink:type="simple">🔗</text:a></text:p>
          </table:table-cell>
          <table:table-cell table:style-name="ce262" office:value-type="string" calcext:value-type="string">
            <text:p>Note: Will be updating soon</text:p>
          </table:table-cell>
        </table:table-row>
        <table:table-row table:style-name="ro1">
          <table:covered-table-cell table:style-name="ce11"/>
          <table:table-cell table:style-name="ce229" office:value-type="string" calcext:value-type="string">
            <text:p>Open Blocks</text:p>
          </table:table-cell>
          <table:table-cell table:style-name="ce242" office:value-type="string" calcext:value-type="string">
            <text:p>1.12.2-1.8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openblocks/files" xlink:type="simple">🔗</text:a></text:p>
          </table:table-cell>
          <table:table-cell table:style-name="ce264"/>
        </table:table-row>
        <table:table-row table:style-name="ro1">
          <table:covered-table-cell table:style-name="ce10"/>
          <table:table-cell table:style-name="ce229" office:value-type="string" calcext:value-type="string">
            <text:p>OpenModsLib</text:p>
          </table:table-cell>
          <table:table-cell table:style-name="ce242" office:value-type="string" calcext:value-type="string">
            <text:p>1.12.2-0.12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OptiFine</text:p>
          </table:table-cell>
          <table:table-cell table:style-name="ce242" office:value-type="string" calcext:value-type="string">
            <text:p>1.12.2_HD_U_F5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optifine.net/download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OreLib</text:p>
          </table:table-cell>
          <table:table-cell table:style-name="ce242" office:value-type="string" calcext:value-type="string">
            <text:p>1.12.2-3.6.0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orelib/files" xlink:type="simple">🔗</text:a></text:p>
          </table:table-cell>
          <table:table-cell table:style-name="ce262" office:value-type="string" calcext:value-type="string">
            <text:p>Dependency library for Dynamic Surroundings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Pam's HarvestCraft</text:p>
          </table:table-cell>
          <table:table-cell table:style-name="ce243" office:value-type="string" calcext:value-type="string">
            <text:p>1.12.2zb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265"/>
        </table:table-row>
        <table:table-row table:style-name="ro1">
          <table:covered-table-cell table:style-name="ce10"/>
          <table:table-cell table:style-name="ce229" office:value-type="string" calcext:value-type="string">
            <text:p>Quark</text:p>
          </table:table-cell>
          <table:table-cell table:style-name="ce242" office:value-type="string" calcext:value-type="string">
            <text:p>R1.6-178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quark/files" xlink:type="simple">🔗</text:a></text:p>
          </table:table-cell>
          <table:table-cell table:style-name="ce262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Railcraft</text:p>
          </table:table-cell>
          <table:table-cell table:style-name="ce242" office:value-type="string" calcext:value-type="string">
            <text:p>12.0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ailcraft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Rustic</text:p>
          </table:table-cell>
          <table:table-cell table:style-name="ce242" office:value-type="string" calcext:value-type="string">
            <text:p>1.1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ustic/files" xlink:type="simple">🔗</text:a></text:p>
          </table:table-cell>
          <table:table-cell table:style-name="ce262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SimplyJetpacks2</text:p>
          </table:table-cell>
          <table:table-cell table:style-name="ce242" office:value-type="string" calcext:value-type="string">
            <text:p>2-1.12.2-2.2.14.6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262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Tbone</text:p>
          </table:table-cell>
          <table:table-cell table:style-name="ce242" office:value-type="string" calcext:value-type="string">
            <text:p>v1.6.8+mc1.12.2.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tbone" xlink:type="simple">🔗</text:a></text:p>
          </table:table-cell>
          <table:table-cell table:style-name="ce262" office:value-type="string" calcext:value-type="string">
            <text:p>Dependency library for Metal Chests. Assholes.</text:p>
          </table:table-cell>
        </table:table-row>
        <table:table-row table:style-name="ro1">
          <table:covered-table-cell table:style-name="ce10"/>
          <table:table-cell table:style-name="ce229" office:value-type="string" calcext:value-type="string">
            <text:p>Twilight Forest</text:p>
          </table:table-cell>
          <table:table-cell table:style-name="ce242" office:value-type="string" calcext:value-type="string">
            <text:p>1.12.2-3.10.101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Vending Block</text:p>
          </table:table-cell>
          <table:table-cell table:style-name="ce242" office:value-type="string" calcext:value-type="string">
            <text:p>1.12.2-3.0.1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262"/>
        </table:table-row>
        <table:table-row table:style-name="ro1">
          <table:covered-table-cell table:style-name="ce10"/>
          <table:table-cell table:style-name="ce229" office:value-type="string" calcext:value-type="string">
            <text:p>Xaeros Minimap</text:p>
          </table:table-cell>
          <table:table-cell table:style-name="ce242" office:value-type="string" calcext:value-type="string">
            <text:p>FP1.15.3_Forge_1.1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262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216" office:value-type="string" calcext:value-type="string" table:number-columns-spanned="1" table:number-rows-spanned="4">
            <text:p>Jus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245" office:value-type="string" calcext:value-type="string">
            <text:p>1.12.2-4.15.0.29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ei/files" xlink:type="simple">🔗</text:a></text:p>
          </table:table-cell>
          <table:table-cell table:style-name="ce266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246" office:value-type="string" calcext:value-type="string">
            <text:p>1.12.2-1.6.2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262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246" office:value-type="string" calcext:value-type="string">
            <text:p>1.12.2-0.9.2.6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262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246" office:value-type="string" calcext:value-type="string">
            <text:p>1.12-1.2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262" office:value-type="string" calcext:value-type="string">
            <text:p>Adds recipes for banner patterns</text:p>
          </table:table-cell>
        </table:table-row>
        <table:table-row table:style-name="ro1">
          <table:table-cell table:style-name="ce218" office:value-type="string" calcext:value-type="string" table:number-columns-spanned="1" table:number-rows-spanned="4">
            <text:p>Forge</text:p>
          </table:table-cell>
          <table:table-cell table:style-name="ce230" office:value-type="string" calcext:value-type="string">
            <text:p>Minecraft Coder Pack</text:p>
          </table:table-cell>
          <table:table-cell table:style-name="ce247" office:value-type="float" office:value="9.42" calcext:value-type="float">
            <text:p>9.4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covered-table-cell table:style-name="ce219"/>
          <table:table-cell table:style-name="ce230" office:value-type="string" calcext:value-type="string">
            <text:p>Minecraft Forge</text:p>
          </table:table-cell>
          <table:table-cell table:style-name="ce247" office:value-type="string" calcext:value-type="string">
            <text:p>1.12.2-14.23.5.284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covered-table-cell table:style-name="ce219"/>
          <table:table-cell table:style-name="ce230" office:value-type="string" calcext:value-type="string">
            <text:p>Forge Microblocks</text:p>
          </table:table-cell>
          <table:table-cell table:style-name="ce247" office:value-type="string" calcext:value-type="string">
            <text:p>part of Forge Multipart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covered-table-cell table:style-name="ce219"/>
          <table:table-cell table:style-name="ce230" office:value-type="string" calcext:value-type="string">
            <text:p>Forge Mod Loader</text:p>
          </table:table-cell>
          <table:table-cell table:style-name="ce247" office:value-type="string" calcext:value-type="string">
            <text:p>8.0.99.99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table-cell table:style-name="ce220" office:value-type="string" calcext:value-type="string">
            <text:p>Add Later</text:p>
          </table:table-cell>
          <table:table-cell table:style-name="ce231" office:value-type="string" calcext:value-type="string">
            <text:p>Valkyrien Warfare</text:p>
          </table:table-cell>
          <table:table-cell table:style-name="ce248" office:value-type="string" calcext:value-type="string">
            <text:p>0.9_prerelease_5</text:p>
          </table:table-cell>
          <table:table-cell table:style-name="ce252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8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262" office:value-type="string" calcext:value-type="string">
            <text:p>Needs a little work</text:p>
          </table:table-cell>
        </table:table-row>
        <table:table-row table:style-name="ro1">
          <table:table-cell table:style-name="ce221"/>
          <table:table-cell table:style-name="ce232"/>
          <table:table-cell table:style-name="ce221"/>
          <table:table-cell table:style-name="ce255"/>
          <table:table-cell table:style-name="ce255" table:formula="of:=SUM([.E2:.E81])" office:value-type="float" office:value="69" calcext:value-type="float">
            <text:p>69</text:p>
          </table:table-cell>
          <table:table-cell table:style-name="ce255"/>
          <table:table-cell table:style-name="ce232"/>
        </table:table-row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249" office:value-type="string" calcext:value-type="string" table:number-columns-spanned="1" table:number-rows-spanned="6">
            <text:p>Legend</text:p>
          </table:table-cell>
          <table:table-cell table:style-name="ce46" office:value-type="string" calcext:value-type="string">
            <text:p>⬤</text:p>
          </table:table-cell>
          <table:table-cell table:style-name="ce46" table:number-columns-repeated="2"/>
          <table:table-cell table:style-name="ce262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2"/>
          <table:covered-table-cell table:style-name="ce46"/>
          <table:table-cell table:style-name="ce256" office:value-type="string" calcext:value-type="string">
            <text:p>⬤</text:p>
          </table:table-cell>
          <table:table-cell table:style-name="ce256" table:number-columns-repeated="2"/>
          <table:table-cell table:style-name="ce262" office:value-type="string" calcext:value-type="string">
            <text:p>Mod is in progress</text:p>
          </table:table-cell>
        </table:table-row>
        <table:table-row table:style-name="ro1">
          <table:table-cell table:number-columns-repeated="2"/>
          <table:covered-table-cell table:style-name="ce46"/>
          <table:table-cell table:style-name="ce252" office:value-type="string" calcext:value-type="string">
            <text:p>⬤</text:p>
          </table:table-cell>
          <table:table-cell table:style-name="ce252" table:number-columns-repeated="2"/>
          <table:table-cell table:style-name="ce262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2"/>
          <table:covered-table-cell table:style-name="ce46"/>
          <table:table-cell table:style-name="ce253" office:value-type="string" calcext:value-type="string">
            <text:p>⬤</text:p>
          </table:table-cell>
          <table:table-cell table:style-name="ce253" table:number-columns-repeated="2"/>
          <table:table-cell table:style-name="ce262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2"/>
          <table:covered-table-cell table:style-name="ce46"/>
          <table:table-cell table:style-name="ce251" office:value-type="string" calcext:value-type="string">
            <text:p>⬤</text:p>
          </table:table-cell>
          <table:table-cell table:style-name="ce251" table:number-columns-repeated="2"/>
          <table:table-cell table:style-name="ce262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2"/>
          <table:covered-table-cell table:style-name="ce46"/>
          <table:table-cell table:style-name="ce254" office:value-type="string" calcext:value-type="string">
            <text:p>⬤</text:p>
          </table:table-cell>
          <table:table-cell table:style-name="ce254" table:number-columns-repeated="2"/>
          <table:table-cell table:style-name="ce262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blems" table:style-name="ta1">
        <office:forms form:automatic-focus="false" form:apply-design-mode="false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2" table:default-cell-style-name="ce254"/>
        <table:table-row table:style-name="ro1">
          <table:table-cell table:style-name="ce261" office:value-type="string" calcext:value-type="string">
            <text:p>Mod</text:p>
          </table:table-cell>
          <table:table-cell table:style-name="ce261" office:value-type="string" calcext:value-type="string">
            <text:p>Problem</text:p>
          </table:table-cell>
          <table:table-cell table:style-name="ce261" office:value-type="string" calcext:value-type="string">
            <text:p>Blame</text:p>
          </table:table-cell>
          <table:table-cell table:style-name="ce261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Need Grass-O-Lantern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Pillars don’t connect to glass pane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69" office:value-type="string" calcext:value-type="string">
            <text:p>Project Red</text:p>
          </table:table-cell>
          <table:table-cell table:style-name="ce69" office:value-type="string" calcext:value-type="string">
            <text:p>Lights have broken texture on aura</text:p>
          </table:table-cell>
          <table:table-cell table:style-name="ce69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69" office:value-type="string" calcext:value-type="string">
            <text:p>Dynamic Surroundings</text:p>
          </table:table-cell>
          <table:table-cell table:style-name="ce69" office:value-type="string" calcext:value-type="string">
            <text:p>Aurora Borealis is a grey blob under optifine</text:p>
          </table:table-cell>
          <table:table-cell table:style-name="ce69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70" office:value-type="string" calcext:value-type="string">
            <text:p>RF Rotors</text:p>
          </table:table-cell>
          <table:table-cell table:style-name="ce70" office:value-type="string" calcext:value-type="string">
            <text:p>RF Rotors mod is missing</text:p>
          </table:table-cell>
          <table:table-cell table:style-name="ce70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</table:table>
      <table:table table:name="Dimensions" table:style-name="ta1">
        <office:forms form:automatic-focus="false" form:apply-design-mode="false"/>
        <table:table-column table:style-name="co13" table:default-cell-style-name="ce270"/>
        <table:table-column table:style-name="co14" table:default-cell-style-name="ce272"/>
        <table:table-column table:style-name="co15" table:default-cell-style-name="ce275"/>
        <table:table-column table:style-name="co16" table:number-columns-repeated="5" table:default-cell-style-name="ce280"/>
        <table:table-row table:style-name="ro1">
          <table:table-cell office:value-type="string" calcext:value-type="string">
            <text:p>Id</text:p>
          </table:table-cell>
          <table:table-cell table:style-name="ce271" office:value-type="string" calcext:value-type="string">
            <text:p>Name</text:p>
          </table:table-cell>
          <table:table-cell table:style-name="ce274" office:value-type="string" calcext:value-type="string">
            <text:p>Description</text:p>
          </table:table-cell>
          <table:table-cell table:style-name="ce274" office:value-type="string" calcext:value-type="string">
            <text:p>Foliage</text:p>
          </table:table-cell>
          <table:table-cell table:style-name="ce274" office:value-type="string" calcext:value-type="string">
            <text:p>Grass</text:p>
          </table:table-cell>
          <table:table-cell table:style-name="ce274" office:value-type="string" calcext:value-type="string">
            <text:p>Sky</text:p>
          </table:table-cell>
          <table:table-cell table:style-name="ce274" office:value-type="string" calcext:value-type="string">
            <text:p>Fog</text:p>
          </table:table-cell>
          <table:table-cell table:style-name="ce274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office:value-type="string" calcext:value-type="string">
            <text:p>Standard minecraft hell</text:p>
          </table:table-cell>
          <table:table-cell table:style-name="ce276" office:value-type="string" calcext:value-type="string">
            <text:p>AEA42A</text:p>
          </table:table-cell>
          <table:table-cell table:style-name="ce287" office:value-type="string" calcext:value-type="string">
            <text:p>BFB755</text:p>
          </table:table-cell>
          <table:table-cell table:style-name="ce292" office:value-type="string" calcext:value-type="string">
            <text:p>000000</text:p>
          </table:table-cell>
          <table:table-cell table:style-name="ce298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office:value-type="string" calcext:value-type="string">
            <text:p>BOP Overworld</text:p>
          </table:table-cell>
          <table:table-cell table:style-name="ce277" office:value-type="string" calcext:value-type="string">
            <text:p>60AE2E</text:p>
          </table:table-cell>
          <table:table-cell table:style-name="ce288" office:value-type="string" calcext:value-type="string">
            <text:p>7FBF58</text:p>
          </table:table-cell>
          <table:table-cell table:style-name="ce293" office:value-type="string" calcext:value-type="string">
            <text:p>76A8FF</text:p>
          </table:table-cell>
          <table:table-cell table:style-name="ce299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ndard minecraft end</text:p>
          </table:table-cell>
          <table:table-cell table:style-name="ce278" office:value-type="string" calcext:value-type="string">
            <text:p>5BAB47</text:p>
          </table:table-cell>
          <table:table-cell table:style-name="ce289" office:value-type="string" calcext:value-type="string">
            <text:p>7CBD6C</text:p>
          </table:table-cell>
          <table:table-cell table:style-name="ce292" office:value-type="string" calcext:value-type="string">
            <text:p>000000</text:p>
          </table:table-cell>
          <table:table-cell table:style-name="ce300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279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d World</text:p>
          </table:table-cell>
          <table:table-cell office:value-type="string" calcext:value-type="string">
            <text:p>The previous Davecraft 1.7.10 world</text:p>
          </table:table-cell>
          <table:table-cell table:style-name="ce277" office:value-type="string" calcext:value-type="string">
            <text:p>60AE2E</text:p>
          </table:table-cell>
          <table:table-cell table:style-name="ce288" office:value-type="string" calcext:value-type="string">
            <text:p>7FBF58</text:p>
          </table:table-cell>
          <table:table-cell table:style-name="ce293" office:value-type="string" calcext:value-type="string">
            <text:p>76A8FF</text:p>
          </table:table-cell>
          <table:table-cell table:style-name="ce299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wilight Fores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281" office:value-type="string" calcext:value-type="string">
            <text:p>3BAFB2</text:p>
          </table:table-cell>
          <table:table-cell table:number-columns-repeated="2" table:style-name="ce294" office:value-type="string" calcext:value-type="string">
            <text:p>FFF478</text:p>
          </table:table-cell>
          <table:table-cell table:style-name="ce304" office:value-type="string" calcext:value-type="string">
            <text:p>182F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3" office:value-type="string" calcext:value-type="string">
            <text:p>Victus</text:p>
          </table:table-cell>
          <table:table-cell office:value-type="string" calcext:value-type="string">
            <text:p>Terraforming Catastrophe(Wasteland)</text:p>
          </table:table-cell>
          <table:table-cell table:style-name="ce282" office:value-type="float" office:value="949471" calcext:value-type="float">
            <text:p>949471</text:p>
          </table:table-cell>
          <table:table-cell table:style-name="ce290" office:value-type="string" calcext:value-type="string">
            <text:p>A8A88B</text:p>
          </table:table-cell>
          <table:table-cell table:style-name="ce295" office:value-type="string" calcext:value-type="string">
            <text:p>CECEB6</text:p>
          </table:table-cell>
          <table:table-cell table:style-name="ce301" office:value-type="string" calcext:value-type="string">
            <text:p>E5E5D8</text:p>
          </table:table-cell>
          <table:table-cell table:style-name="ce305" office:value-type="string" calcext:value-type="string">
            <text:p>DCD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fair</text:p>
          </table:table-cell>
          <table:table-cell office:value-type="string" calcext:value-type="string">
            <text:p>Volcano Planet with caustic oceans</text:p>
          </table:table-cell>
          <table:table-cell table:style-name="ce283" office:value-type="string" calcext:value-type="string">
            <text:p>AEA42A</text:p>
          </table:table-cell>
          <table:table-cell table:style-name="ce287" office:value-type="string" calcext:value-type="string">
            <text:p>BFB755</text:p>
          </table:table-cell>
          <table:table-cell table:style-name="ce296" office:value-type="string" calcext:value-type="string">
            <text:p>FF8B2B</text:p>
          </table:table-cell>
          <table:table-cell table:style-name="ce302" office:value-type="string" calcext:value-type="string">
            <text:p>B47E52</text:p>
          </table:table-cell>
          <table:table-cell table:style-name="ce306" office:value-type="string" calcext:value-type="string">
            <text:p>FFCA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73" office:value-type="string" calcext:value-type="string">
            <text:p>Jesanus Void</text:p>
          </table:table-cell>
          <table:table-cell office:value-type="string" calcext:value-type="string">
            <text:p>Amplified Rocky Desert Plane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73" office:value-type="string" calcext:value-type="string">
            <text:p>Duvotica</text:p>
          </table:table-cell>
          <table:table-cell office:value-type="string" calcext:value-type="string">
            <text:p>Flying tropical islands</text:p>
          </table:table-cell>
          <table:table-cell table:style-name="ce284" office:value-type="string" calcext:value-type="string">
            <text:p>A13652</text:p>
          </table:table-cell>
          <table:table-cell table:style-name="ce291" office:value-type="string" calcext:value-type="string">
            <text:p>DB4B62</text:p>
          </table:table-cell>
          <table:table-cell table:style-name="ce297" office:value-type="string" calcext:value-type="string">
            <text:p>5AC4BA</text:p>
          </table:table-cell>
          <table:table-cell table:style-name="ce303" office:value-type="string" calcext:value-type="string">
            <text:p>B1DCBE</text:p>
          </table:table-cell>
          <table:table-cell table:style-name="ce307" office:value-type="string" calcext:value-type="string">
            <text:p>E6F2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ce285"/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"/>
          <table:table-cell table:style-name="ce286"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286"/>
          <table:table-cell table:style-name="Default" table:number-columns-repeated="4"/>
        </table:table-row>
      </table:table>
      <table:table table:name="Color Calc" table:style-name="ta1">
        <office:forms form:automatic-focus="false" form:apply-design-mode="false"/>
        <table:table-column table:style-name="co17" table:default-cell-style-name="ce117"/>
        <table:table-column table:style-name="co17" table:default-cell-style-name="ce118"/>
        <table:table-column table:style-name="co17" table:default-cell-style-name="ce119"/>
        <table:table-column table:style-name="co18" table:default-cell-style-name="ce119"/>
        <table:table-column table:style-name="co19" table:number-columns-repeated="2" table:default-cell-style-name="ce119"/>
        <table:table-row table:style-name="ro1">
          <table:table-cell table:style-name="ce116"/>
          <table:table-cell table:style-name="ce274" office:value-type="string" calcext:value-type="string">
            <text:p>Foliage</text:p>
          </table:table-cell>
          <table:table-cell table:style-name="ce274" office:value-type="string" calcext:value-type="string">
            <text:p>Grass</text:p>
          </table:table-cell>
          <table:table-cell table:style-name="ce274" office:value-type="string" calcext:value-type="string">
            <text:p>Sky</text:p>
          </table:table-cell>
          <table:table-cell table:style-name="ce274" office:value-type="string" calcext:value-type="string">
            <text:p>Fog</text:p>
          </table:table-cell>
          <table:table-cell table:style-name="ce274" office:value-type="string" calcext:value-type="string">
            <text:p>Water</text:p>
          </table:table-cell>
        </table:table-row>
        <table:table-row table:style-name="ro1">
          <table:table-cell table:formula="of:=BGCOLORHEX([Dimensions.D2]; CELL(&quot;ADDRESS&quot;; #REF!))" office:value-type="string" office:string-value="" calcext:value-type="error">
            <text:p>#REF!</text:p>
          </table:table-cell>
          <table:table-cell table:formula="of:=BGCOLORHEX([Dimensions.D2]; CELL(&quot;ADDRESS&quot;; [Dimensions.D2]))" office:value-type="string" office:string-value="" calcext:value-type="error">
            <text:p>#VALUE!</text:p>
          </table:table-cell>
          <table:table-cell table:formula="of:=BGCOLORHEX([Dimensions.E2]; CELL(&quot;ADDRESS&quot;; [Dimensions.E2]))" office:value-type="string" office:string-value="" calcext:value-type="error">
            <text:p>#VALUE!</text:p>
          </table:table-cell>
          <table:table-cell table:formula="of:=BGCOLORHEX([Dimensions.F2]; CELL(&quot;ADDRESS&quot;; [Dimensions.F2]))" office:value-type="string" office:string-value="" calcext:value-type="error">
            <text:p>#VALUE!</text:p>
          </table:table-cell>
          <table:table-cell table:formula="of:=BGCOLORHEX([Dimensions.G2]; CELL(&quot;ADDRESS&quot;; [Dimensions.G2]))" office:value-type="string" office:string-value="" calcext:value-type="error">
            <text:p>#VALUE!</text:p>
          </table:table-cell>
          <table:table-cell table:formula="of:=BGCOLORHEX([Dimensions.H2]; CELL(&quot;ADDRESS&quot;; [Dimensions.H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3]; CELL(&quot;ADDRESS&quot;; #REF!))" office:value-type="string" office:string-value="" calcext:value-type="error">
            <text:p>#REF!</text:p>
          </table:table-cell>
          <table:table-cell table:formula="of:=BGCOLORHEX([Dimensions.D3]; CELL(&quot;ADDRESS&quot;; [Dimensions.D3]))" office:value-type="string" office:string-value="" calcext:value-type="error">
            <text:p>#VALUE!</text:p>
          </table:table-cell>
          <table:table-cell table:formula="of:=BGCOLORHEX([Dimensions.E3]; CELL(&quot;ADDRESS&quot;; [Dimensions.E3]))" office:value-type="string" office:string-value="" calcext:value-type="error">
            <text:p>#VALUE!</text:p>
          </table:table-cell>
          <table:table-cell table:formula="of:=BGCOLORHEX([Dimensions.F3]; CELL(&quot;ADDRESS&quot;; [Dimensions.F3]))" office:value-type="string" office:string-value="" calcext:value-type="error">
            <text:p>#VALUE!</text:p>
          </table:table-cell>
          <table:table-cell table:formula="of:=BGCOLORHEX([Dimensions.G3]; CELL(&quot;ADDRESS&quot;; [Dimensions.G3]))" office:value-type="string" office:string-value="" calcext:value-type="error">
            <text:p>#VALUE!</text:p>
          </table:table-cell>
          <table:table-cell table:formula="of:=BGCOLORHEX([Dimensions.H3]; CELL(&quot;ADDRESS&quot;; [Dimensions.H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4]; CELL(&quot;ADDRESS&quot;; #REF!))" office:value-type="string" office:string-value="" calcext:value-type="error">
            <text:p>#REF!</text:p>
          </table:table-cell>
          <table:table-cell table:formula="of:=BGCOLORHEX([Dimensions.D4]; CELL(&quot;ADDRESS&quot;; [Dimensions.D4]))" office:value-type="string" office:string-value="" calcext:value-type="error">
            <text:p>#VALUE!</text:p>
          </table:table-cell>
          <table:table-cell table:formula="of:=BGCOLORHEX([Dimensions.E4]; CELL(&quot;ADDRESS&quot;; [Dimensions.E4]))" office:value-type="string" office:string-value="" calcext:value-type="error">
            <text:p>#VALUE!</text:p>
          </table:table-cell>
          <table:table-cell table:formula="of:=BGCOLORHEX([Dimensions.F4]; CELL(&quot;ADDRESS&quot;; [Dimensions.F4]))" office:value-type="string" office:string-value="" calcext:value-type="error">
            <text:p>#VALUE!</text:p>
          </table:table-cell>
          <table:table-cell table:formula="of:=BGCOLORHEX([Dimensions.G4]; CELL(&quot;ADDRESS&quot;; [Dimensions.G4]))" office:value-type="string" office:string-value="" calcext:value-type="error">
            <text:p>#VALUE!</text:p>
          </table:table-cell>
          <table:table-cell table:formula="of:=BGCOLORHEX([Dimensions.H4]; CELL(&quot;ADDRESS&quot;; [Dimensions.H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5]; CELL(&quot;ADDRESS&quot;; #REF!))" office:value-type="string" office:string-value="" calcext:value-type="error">
            <text:p>#REF!</text:p>
          </table:table-cell>
          <table:table-cell table:formula="of:=BGCOLORHEX([Dimensions.D5]; CELL(&quot;ADDRESS&quot;; [Dimensions.D5]))" office:value-type="string" office:string-value="" calcext:value-type="error">
            <text:p>#VALUE!</text:p>
          </table:table-cell>
          <table:table-cell table:formula="of:=BGCOLORHEX([Dimensions.E5]; CELL(&quot;ADDRESS&quot;; [Dimensions.E5]))" office:value-type="string" office:string-value="" calcext:value-type="error">
            <text:p>#VALUE!</text:p>
          </table:table-cell>
          <table:table-cell table:formula="of:=BGCOLORHEX([Dimensions.F5]; CELL(&quot;ADDRESS&quot;; [Dimensions.F5]))" office:value-type="string" office:string-value="" calcext:value-type="error">
            <text:p>#VALUE!</text:p>
          </table:table-cell>
          <table:table-cell table:formula="of:=BGCOLORHEX([Dimensions.G5]; CELL(&quot;ADDRESS&quot;; [Dimensions.G5]))" office:value-type="string" office:string-value="" calcext:value-type="error">
            <text:p>#VALUE!</text:p>
          </table:table-cell>
          <table:table-cell table:formula="of:=BGCOLORHEX([Dimensions.H5]; CELL(&quot;ADDRESS&quot;; [Dimensions.H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6]; CELL(&quot;ADDRESS&quot;; #REF!))" office:value-type="string" office:string-value="" calcext:value-type="error">
            <text:p>#REF!</text:p>
          </table:table-cell>
          <table:table-cell table:formula="of:=BGCOLORHEX([Dimensions.D6]; CELL(&quot;ADDRESS&quot;; [Dimensions.D6]))" office:value-type="string" office:string-value="" calcext:value-type="error">
            <text:p>#VALUE!</text:p>
          </table:table-cell>
          <table:table-cell table:formula="of:=BGCOLORHEX([Dimensions.E6]; CELL(&quot;ADDRESS&quot;; [Dimensions.E6]))" office:value-type="string" office:string-value="" calcext:value-type="error">
            <text:p>#VALUE!</text:p>
          </table:table-cell>
          <table:table-cell table:formula="of:=BGCOLORHEX([Dimensions.F6]; CELL(&quot;ADDRESS&quot;; [Dimensions.F6]))" office:value-type="string" office:string-value="" calcext:value-type="error">
            <text:p>#VALUE!</text:p>
          </table:table-cell>
          <table:table-cell table:formula="of:=BGCOLORHEX([Dimensions.G6]; CELL(&quot;ADDRESS&quot;; [Dimensions.G6]))" office:value-type="string" office:string-value="" calcext:value-type="error">
            <text:p>#VALUE!</text:p>
          </table:table-cell>
          <table:table-cell table:formula="of:=BGCOLORHEX([Dimensions.H6]; CELL(&quot;ADDRESS&quot;; [Dimensions.H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7]; CELL(&quot;ADDRESS&quot;; #REF!))" office:value-type="string" office:string-value="" calcext:value-type="error">
            <text:p>#REF!</text:p>
          </table:table-cell>
          <table:table-cell table:formula="of:=BGCOLORHEX([Dimensions.D7]; CELL(&quot;ADDRESS&quot;; [Dimensions.D7]))" office:value-type="string" office:string-value="" calcext:value-type="error">
            <text:p>#VALUE!</text:p>
          </table:table-cell>
          <table:table-cell table:formula="of:=BGCOLORHEX([Dimensions.E7]; CELL(&quot;ADDRESS&quot;; [Dimensions.E7]))" office:value-type="string" office:string-value="" calcext:value-type="error">
            <text:p>#VALUE!</text:p>
          </table:table-cell>
          <table:table-cell table:formula="of:=BGCOLORHEX([Dimensions.F7]; CELL(&quot;ADDRESS&quot;; [Dimensions.F7]))" office:value-type="string" office:string-value="" calcext:value-type="error">
            <text:p>#VALUE!</text:p>
          </table:table-cell>
          <table:table-cell table:formula="of:=BGCOLORHEX([Dimensions.G7]; CELL(&quot;ADDRESS&quot;; [Dimensions.G7]))" office:value-type="string" office:string-value="" calcext:value-type="error">
            <text:p>#VALUE!</text:p>
          </table:table-cell>
          <table:table-cell table:formula="of:=BGCOLORHEX([Dimensions.H7]; CELL(&quot;ADDRESS&quot;; [Dimensions.H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8]; CELL(&quot;ADDRESS&quot;; #REF!))" office:value-type="string" office:string-value="" calcext:value-type="error">
            <text:p>#REF!</text:p>
          </table:table-cell>
          <table:table-cell table:formula="of:=BGCOLORHEX([Dimensions.D8]; CELL(&quot;ADDRESS&quot;; [Dimensions.D8]))" office:value-type="string" office:string-value="" calcext:value-type="error">
            <text:p>#VALUE!</text:p>
          </table:table-cell>
          <table:table-cell table:formula="of:=BGCOLORHEX([Dimensions.E8]; CELL(&quot;ADDRESS&quot;; [Dimensions.E8]))" office:value-type="string" office:string-value="" calcext:value-type="error">
            <text:p>#VALUE!</text:p>
          </table:table-cell>
          <table:table-cell table:formula="of:=BGCOLORHEX([Dimensions.F8]; CELL(&quot;ADDRESS&quot;; [Dimensions.F8]))" office:value-type="string" office:string-value="" calcext:value-type="error">
            <text:p>#VALUE!</text:p>
          </table:table-cell>
          <table:table-cell table:formula="of:=BGCOLORHEX([Dimensions.G8]; CELL(&quot;ADDRESS&quot;; [Dimensions.G8]))" office:value-type="string" office:string-value="" calcext:value-type="error">
            <text:p>#VALUE!</text:p>
          </table:table-cell>
          <table:table-cell table:formula="of:=BGCOLORHEX([Dimensions.H8]; CELL(&quot;ADDRESS&quot;; [Dimensions.H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9]; CELL(&quot;ADDRESS&quot;; #REF!))" office:value-type="string" office:string-value="" calcext:value-type="error">
            <text:p>#REF!</text:p>
          </table:table-cell>
          <table:table-cell table:formula="of:=BGCOLORHEX([Dimensions.D9]; CELL(&quot;ADDRESS&quot;; [Dimensions.D9]))" office:value-type="string" office:string-value="" calcext:value-type="error">
            <text:p>#VALUE!</text:p>
          </table:table-cell>
          <table:table-cell table:formula="of:=BGCOLORHEX([Dimensions.E9]; CELL(&quot;ADDRESS&quot;; [Dimensions.E9]))" office:value-type="string" office:string-value="" calcext:value-type="error">
            <text:p>#VALUE!</text:p>
          </table:table-cell>
          <table:table-cell table:formula="of:=BGCOLORHEX([Dimensions.F9]; CELL(&quot;ADDRESS&quot;; [Dimensions.F9]))" office:value-type="string" office:string-value="" calcext:value-type="error">
            <text:p>#VALUE!</text:p>
          </table:table-cell>
          <table:table-cell table:formula="of:=BGCOLORHEX([Dimensions.G9]; CELL(&quot;ADDRESS&quot;; [Dimensions.G9]))" office:value-type="string" office:string-value="" calcext:value-type="error">
            <text:p>#VALUE!</text:p>
          </table:table-cell>
          <table:table-cell table:formula="of:=BGCOLORHEX([Dimensions.H9]; CELL(&quot;ADDRESS&quot;; [Dimensions.H9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0]; CELL(&quot;ADDRESS&quot;; #REF!))" office:value-type="string" office:string-value="" calcext:value-type="error">
            <text:p>#REF!</text:p>
          </table:table-cell>
          <table:table-cell table:formula="of:=BGCOLORHEX([Dimensions.D10]; CELL(&quot;ADDRESS&quot;; [Dimensions.D10]))" office:value-type="string" office:string-value="" calcext:value-type="error">
            <text:p>#VALUE!</text:p>
          </table:table-cell>
          <table:table-cell table:formula="of:=BGCOLORHEX([Dimensions.E10]; CELL(&quot;ADDRESS&quot;; [Dimensions.E10]))" office:value-type="string" office:string-value="" calcext:value-type="error">
            <text:p>#VALUE!</text:p>
          </table:table-cell>
          <table:table-cell table:formula="of:=BGCOLORHEX([Dimensions.F10]; CELL(&quot;ADDRESS&quot;; [Dimensions.F10]))" office:value-type="string" office:string-value="" calcext:value-type="error">
            <text:p>#VALUE!</text:p>
          </table:table-cell>
          <table:table-cell table:formula="of:=BGCOLORHEX([Dimensions.G10]; CELL(&quot;ADDRESS&quot;; [Dimensions.G10]))" office:value-type="string" office:string-value="" calcext:value-type="error">
            <text:p>#VALUE!</text:p>
          </table:table-cell>
          <table:table-cell table:formula="of:=BGCOLORHEX([Dimensions.H10]; CELL(&quot;ADDRESS&quot;; [Dimensions.H10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1]; CELL(&quot;ADDRESS&quot;; #REF!))" office:value-type="string" office:string-value="" calcext:value-type="error">
            <text:p>#REF!</text:p>
          </table:table-cell>
          <table:table-cell table:formula="of:=BGCOLORHEX([Dimensions.D11]; CELL(&quot;ADDRESS&quot;; [Dimensions.D11]))" office:value-type="string" office:string-value="" calcext:value-type="error">
            <text:p>#VALUE!</text:p>
          </table:table-cell>
          <table:table-cell table:formula="of:=BGCOLORHEX([Dimensions.E11]; CELL(&quot;ADDRESS&quot;; [Dimensions.E11]))" office:value-type="string" office:string-value="" calcext:value-type="error">
            <text:p>#VALUE!</text:p>
          </table:table-cell>
          <table:table-cell table:formula="of:=BGCOLORHEX([Dimensions.F11]; CELL(&quot;ADDRESS&quot;; [Dimensions.F11]))" office:value-type="string" office:string-value="" calcext:value-type="error">
            <text:p>#VALUE!</text:p>
          </table:table-cell>
          <table:table-cell table:formula="of:=BGCOLORHEX([Dimensions.G11]; CELL(&quot;ADDRESS&quot;; [Dimensions.G11]))" office:value-type="string" office:string-value="" calcext:value-type="error">
            <text:p>#VALUE!</text:p>
          </table:table-cell>
          <table:table-cell table:formula="of:=BGCOLORHEX([Dimensions.H11]; CELL(&quot;ADDRESS&quot;; [Dimensions.H11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2]; CELL(&quot;ADDRESS&quot;; #REF!))" office:value-type="string" office:string-value="" calcext:value-type="error">
            <text:p>#REF!</text:p>
          </table:table-cell>
          <table:table-cell table:formula="of:=BGCOLORHEX([Dimensions.D12]; CELL(&quot;ADDRESS&quot;; [Dimensions.D12]))" office:value-type="string" office:string-value="" calcext:value-type="error">
            <text:p>#VALUE!</text:p>
          </table:table-cell>
          <table:table-cell table:formula="of:=BGCOLORHEX([Dimensions.E12]; CELL(&quot;ADDRESS&quot;; [Dimensions.E12]))" office:value-type="string" office:string-value="" calcext:value-type="error">
            <text:p>#VALUE!</text:p>
          </table:table-cell>
          <table:table-cell table:formula="of:=BGCOLORHEX([Dimensions.F12]; CELL(&quot;ADDRESS&quot;; [Dimensions.F12]))" office:value-type="string" office:string-value="" calcext:value-type="error">
            <text:p>#VALUE!</text:p>
          </table:table-cell>
          <table:table-cell table:formula="of:=BGCOLORHEX([Dimensions.G12]; CELL(&quot;ADDRESS&quot;; [Dimensions.G12]))" office:value-type="string" office:string-value="" calcext:value-type="error">
            <text:p>#VALUE!</text:p>
          </table:table-cell>
          <table:table-cell table:formula="of:=BGCOLORHEX([Dimensions.H12]; CELL(&quot;ADDRESS&quot;; [Dimensions.H1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3]; CELL(&quot;ADDRESS&quot;; #REF!))" office:value-type="string" office:string-value="" calcext:value-type="error">
            <text:p>#REF!</text:p>
          </table:table-cell>
          <table:table-cell table:formula="of:=BGCOLORHEX([Dimensions.D13]; CELL(&quot;ADDRESS&quot;; [Dimensions.D13]))" office:value-type="string" office:string-value="" calcext:value-type="error">
            <text:p>#VALUE!</text:p>
          </table:table-cell>
          <table:table-cell table:formula="of:=BGCOLORHEX([Dimensions.E13]; CELL(&quot;ADDRESS&quot;; [Dimensions.E13]))" office:value-type="string" office:string-value="" calcext:value-type="error">
            <text:p>#VALUE!</text:p>
          </table:table-cell>
          <table:table-cell table:formula="of:=BGCOLORHEX([Dimensions.F13]; CELL(&quot;ADDRESS&quot;; [Dimensions.F13]))" office:value-type="string" office:string-value="" calcext:value-type="error">
            <text:p>#VALUE!</text:p>
          </table:table-cell>
          <table:table-cell table:formula="of:=BGCOLORHEX([Dimensions.G13]; CELL(&quot;ADDRESS&quot;; [Dimensions.G13]))" office:value-type="string" office:string-value="" calcext:value-type="error">
            <text:p>#VALUE!</text:p>
          </table:table-cell>
          <table:table-cell table:formula="of:=BGCOLORHEX([Dimensions.H13]; CELL(&quot;ADDRESS&quot;; [Dimensions.H1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4]; CELL(&quot;ADDRESS&quot;; #REF!))" office:value-type="string" office:string-value="" calcext:value-type="error">
            <text:p>#REF!</text:p>
          </table:table-cell>
          <table:table-cell table:formula="of:=BGCOLORHEX([Dimensions.D14]; CELL(&quot;ADDRESS&quot;; [Dimensions.D14]))" office:value-type="string" office:string-value="" calcext:value-type="error">
            <text:p>#VALUE!</text:p>
          </table:table-cell>
          <table:table-cell table:formula="of:=BGCOLORHEX([Dimensions.E14]; CELL(&quot;ADDRESS&quot;; [Dimensions.E14]))" office:value-type="string" office:string-value="" calcext:value-type="error">
            <text:p>#VALUE!</text:p>
          </table:table-cell>
          <table:table-cell table:formula="of:=BGCOLORHEX([Dimensions.F14]; CELL(&quot;ADDRESS&quot;; [Dimensions.F14]))" office:value-type="string" office:string-value="" calcext:value-type="error">
            <text:p>#VALUE!</text:p>
          </table:table-cell>
          <table:table-cell table:formula="of:=BGCOLORHEX([Dimensions.G14]; CELL(&quot;ADDRESS&quot;; [Dimensions.G14]))" office:value-type="string" office:string-value="" calcext:value-type="error">
            <text:p>#VALUE!</text:p>
          </table:table-cell>
          <table:table-cell table:formula="of:=BGCOLORHEX([Dimensions.H14]; CELL(&quot;ADDRESS&quot;; [Dimensions.H1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5]; CELL(&quot;ADDRESS&quot;; #REF!))" office:value-type="string" office:string-value="" calcext:value-type="error">
            <text:p>#REF!</text:p>
          </table:table-cell>
          <table:table-cell table:formula="of:=BGCOLORHEX([Dimensions.D15]; CELL(&quot;ADDRESS&quot;; [Dimensions.D15]))" office:value-type="string" office:string-value="" calcext:value-type="error">
            <text:p>#VALUE!</text:p>
          </table:table-cell>
          <table:table-cell table:formula="of:=BGCOLORHEX([Dimensions.E15]; CELL(&quot;ADDRESS&quot;; [Dimensions.E15]))" office:value-type="string" office:string-value="" calcext:value-type="error">
            <text:p>#VALUE!</text:p>
          </table:table-cell>
          <table:table-cell table:formula="of:=BGCOLORHEX([Dimensions.F15]; CELL(&quot;ADDRESS&quot;; [Dimensions.F15]))" office:value-type="string" office:string-value="" calcext:value-type="error">
            <text:p>#VALUE!</text:p>
          </table:table-cell>
          <table:table-cell table:formula="of:=BGCOLORHEX([Dimensions.G15]; CELL(&quot;ADDRESS&quot;; [Dimensions.G15]))" office:value-type="string" office:string-value="" calcext:value-type="error">
            <text:p>#VALUE!</text:p>
          </table:table-cell>
          <table:table-cell table:formula="of:=BGCOLORHEX([Dimensions.H15]; CELL(&quot;ADDRESS&quot;; [Dimensions.H1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6]; CELL(&quot;ADDRESS&quot;; #REF!))" office:value-type="string" office:string-value="" calcext:value-type="error">
            <text:p>#REF!</text:p>
          </table:table-cell>
          <table:table-cell table:formula="of:=BGCOLORHEX([Dimensions.D16]; CELL(&quot;ADDRESS&quot;; [Dimensions.D16]))" office:value-type="string" office:string-value="" calcext:value-type="error">
            <text:p>#VALUE!</text:p>
          </table:table-cell>
          <table:table-cell table:formula="of:=BGCOLORHEX([Dimensions.E16]; CELL(&quot;ADDRESS&quot;; [Dimensions.E16]))" office:value-type="string" office:string-value="" calcext:value-type="error">
            <text:p>#VALUE!</text:p>
          </table:table-cell>
          <table:table-cell table:formula="of:=BGCOLORHEX([Dimensions.F16]; CELL(&quot;ADDRESS&quot;; [Dimensions.F16]))" office:value-type="string" office:string-value="" calcext:value-type="error">
            <text:p>#VALUE!</text:p>
          </table:table-cell>
          <table:table-cell table:formula="of:=BGCOLORHEX([Dimensions.G16]; CELL(&quot;ADDRESS&quot;; [Dimensions.G16]))" office:value-type="string" office:string-value="" calcext:value-type="error">
            <text:p>#VALUE!</text:p>
          </table:table-cell>
          <table:table-cell table:formula="of:=BGCOLORHEX([Dimensions.H16]; CELL(&quot;ADDRESS&quot;; [Dimensions.H1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7]; CELL(&quot;ADDRESS&quot;; #REF!))" office:value-type="string" office:string-value="" calcext:value-type="error">
            <text:p>#REF!</text:p>
          </table:table-cell>
          <table:table-cell table:formula="of:=BGCOLORHEX([Dimensions.D17]; CELL(&quot;ADDRESS&quot;; [Dimensions.D17]))" office:value-type="string" office:string-value="" calcext:value-type="error">
            <text:p>#VALUE!</text:p>
          </table:table-cell>
          <table:table-cell table:formula="of:=BGCOLORHEX([Dimensions.E17]; CELL(&quot;ADDRESS&quot;; [Dimensions.E17]))" office:value-type="string" office:string-value="" calcext:value-type="error">
            <text:p>#VALUE!</text:p>
          </table:table-cell>
          <table:table-cell table:formula="of:=BGCOLORHEX([Dimensions.F17]; CELL(&quot;ADDRESS&quot;; [Dimensions.F17]))" office:value-type="string" office:string-value="" calcext:value-type="error">
            <text:p>#VALUE!</text:p>
          </table:table-cell>
          <table:table-cell table:formula="of:=BGCOLORHEX([Dimensions.G17]; CELL(&quot;ADDRESS&quot;; [Dimensions.G17]))" office:value-type="string" office:string-value="" calcext:value-type="error">
            <text:p>#VALUE!</text:p>
          </table:table-cell>
          <table:table-cell table:formula="of:=BGCOLORHEX([Dimensions.H17]; CELL(&quot;ADDRESS&quot;; [Dimensions.H1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8]; CELL(&quot;ADDRESS&quot;; #REF!))" office:value-type="string" office:string-value="" calcext:value-type="error">
            <text:p>#REF!</text:p>
          </table:table-cell>
          <table:table-cell table:formula="of:=BGCOLORHEX([Dimensions.D18]; CELL(&quot;ADDRESS&quot;; [Dimensions.D18]))" office:value-type="string" office:string-value="" calcext:value-type="error">
            <text:p>#VALUE!</text:p>
          </table:table-cell>
          <table:table-cell table:formula="of:=BGCOLORHEX([Dimensions.E18]; CELL(&quot;ADDRESS&quot;; [Dimensions.E18]))" office:value-type="string" office:string-value="" calcext:value-type="error">
            <text:p>#VALUE!</text:p>
          </table:table-cell>
          <table:table-cell table:formula="of:=BGCOLORHEX([Dimensions.F18]; CELL(&quot;ADDRESS&quot;; [Dimensions.F18]))" office:value-type="string" office:string-value="" calcext:value-type="error">
            <text:p>#VALUE!</text:p>
          </table:table-cell>
          <table:table-cell table:formula="of:=BGCOLORHEX([Dimensions.G18]; CELL(&quot;ADDRESS&quot;; [Dimensions.G18]))" office:value-type="string" office:string-value="" calcext:value-type="error">
            <text:p>#VALUE!</text:p>
          </table:table-cell>
          <table:table-cell table:formula="of:=BGCOLORHEX([Dimensions.H18]; CELL(&quot;ADDRESS&quot;; [Dimensions.H1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9]; CELL(&quot;ADDRESS&quot;; #REF!))" office:value-type="string" office:string-value="" calcext:value-type="error">
            <text:p>#REF!</text:p>
          </table:table-cell>
          <table:table-cell table:formula="of:=BGCOLORHEX([Dimensions.D19]; CELL(&quot;ADDRESS&quot;; [Dimensions.D19]))" office:value-type="string" office:string-value="" calcext:value-type="error">
            <text:p>#VALUE!</text:p>
          </table:table-cell>
          <table:table-cell table:formula="of:=BGCOLORHEX([Dimensions.E19]; CELL(&quot;ADDRESS&quot;; [Dimensions.E19]))" office:value-type="string" office:string-value="" calcext:value-type="error">
            <text:p>#VALUE!</text:p>
          </table:table-cell>
          <table:table-cell table:formula="of:=BGCOLORHEX([Dimensions.F19]; CELL(&quot;ADDRESS&quot;; [Dimensions.F19]))" office:value-type="string" office:string-value="" calcext:value-type="error">
            <text:p>#VALUE!</text:p>
          </table:table-cell>
          <table:table-cell table:formula="of:=BGCOLORHEX([Dimensions.G19]; CELL(&quot;ADDRESS&quot;; [Dimensions.G19]))" office:value-type="string" office:string-value="" calcext:value-type="error">
            <text:p>#VALUE!</text:p>
          </table:table-cell>
          <table:table-cell table:formula="of:=BGCOLORHEX([Dimensions.H19]; CELL(&quot;ADDRESS&quot;; [Dimensions.H19]))" office:value-type="string" office:string-value="" calcext:value-type="error">
            <text:p>#VALUE!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6:04:08.983108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20-04-01T16:49:49.509173570</dc:date>
    <meta:editing-duration>P8DT20H16M57S</meta:editing-duration>
    <meta:editing-cycles>860</meta:editing-cycles>
    <meta:generator>LibreOffice/6.0.7.3$Linux_X86_64 LibreOffice_project/00m0$Build-3</meta:generator>
    <meta:document-statistic meta:table-count="4" meta:cell-count="74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